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T1" style:family="text">
      <style:text-properties fo:language="en" fo:country="US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81cm" svg:height="0.87cm" draw:z-index="0"><draw:image xlink:href="../../odt_eng/images/0016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To fil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P4">| vectorized |</text:p>
          </table:table-cell>
        </table:table-row>
        <table:table-row table:style-name="Table1.3">
          <table:table-cell table:style-name="Table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51cm" svg:height="1.24cm" draw:z-index="0"><draw:image xlink:href="../../odt_eng/images/0016_in_scheme.png" xlink:type="simple" xlink:show="embed" xlink:actuate="onLoad"/></draw:frame></text:span></text:span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records data to a text file. </text:p>
            <text:p text:style-name="P4">Each line of the text file is displayed (recorded to the file) in the format:</text:p>
            <text:p text:style-name="P4">&lt;time&gt; &lt;value 1&gt; … &lt;value n&gt;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В файл</dc:title>
    <meta:creation-date>2012-04-09T10:16:00Z</meta:creation-date>
    <dc:date>2012-04-25T10:04:06.94</dc:date>
    <meta:editing-cycles>8</meta:editing-cycles>
    <meta:editing-duration>PT6H33M35S</meta:editing-duration>
    <meta:document-statistic meta:table-count="1" meta:image-count="2" meta:object-count="0" meta:page-count="1" meta:paragraph-count="9" meta:word-count="38" meta:character-count="186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16.odt/Normal.dotm"/>
  </office:meta>
</office:document-meta>
</file>